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8236" calcext:value-type="float">
            <text:p>20.93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9492" calcext:value-type="float">
            <text:p>20.31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